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e2ed5" officeooo:paragraph-rsid="000e2ed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style="italic" style:text-underline-style="solid" style:text-underline-width="auto" style:text-underline-color="font-color" fo:font-weight="bold" officeooo:rsid="000e2ed5" officeooo:paragraph-rsid="000e2ed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2ed5" officeooo:paragraph-rsid="000e2ed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italic" style:text-underline-style="solid" style:text-underline-width="auto" style:text-underline-color="font-color" fo:font-weight="bold" officeooo:rsid="000e2ed5" officeooo:paragraph-rsid="000e2ed5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0e2ed5" officeooo:paragraph-rsid="000e2ed5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0e2ed5" officeooo:paragraph-rsid="000e2ed5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0e2ed5" officeooo:paragraph-rsid="000e2ed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0f3577" officeooo:paragraph-rsid="000f357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0e2ed5" officeooo:paragraph-rsid="000e2ed5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bold" officeooo:rsid="000f3577" officeooo:paragraph-rsid="000f357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1pt" fo:font-weight="bold" officeooo:rsid="000e2ed5" officeooo:paragraph-rsid="000e2ed5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e2ed5" officeooo:paragraph-rsid="000e2ed5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2pt" fo:font-style="italic" style:text-underline-style="solid" style:text-underline-width="auto" style:text-underline-color="font-color" fo:font-weight="bold" officeooo:rsid="000e2ed5" officeooo:paragraph-rsid="000e2ed5" style:font-size-asian="22pt" style:font-style-asian="italic" style:font-weight-asian="bold" style:font-size-complex="2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0f3577" officeooo:paragraph-rsid="000f3577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121153" officeooo:paragraph-rsid="00121153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12b489" officeooo:paragraph-rsid="0012b489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142afa" officeooo:paragraph-rsid="00142afa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145fe7" officeooo:paragraph-rsid="00145fe7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normal" officeooo:rsid="000f3577" officeooo:paragraph-rsid="000f3577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normal" officeooo:rsid="0011f103" officeooo:paragraph-rsid="0011f103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normal" officeooo:rsid="0012b489" officeooo:paragraph-rsid="0012b489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normal" officeooo:rsid="00142afa" officeooo:paragraph-rsid="00142afa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8pt" fo:font-style="normal" style:text-underline-style="none" fo:font-weight="bold" officeooo:rsid="0012b489" officeooo:paragraph-rsid="0012b489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0f3577" officeooo:paragraph-rsid="000f3577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121153" officeooo:paragraph-rsid="00121153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bold" officeooo:rsid="00151414" officeooo:paragraph-rsid="00151414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normal" officeooo:rsid="00145fe7" officeooo:paragraph-rsid="00145fe7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fo:font-weight="normal" officeooo:rsid="00151414" officeooo:paragraph-rsid="00151414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5pt" fo:font-style="normal" style:text-underline-style="none" fo:font-weight="bold" officeooo:rsid="0011f103" officeooo:paragraph-rsid="0011f103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" fo:font-size="15pt" fo:font-style="normal" style:text-underline-style="none" fo:font-weight="bold" officeooo:rsid="00121153" officeooo:paragraph-rsid="00121153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f103"/>
    </style:style>
    <style:style style:name="T7" style:family="text">
      <style:text-properties fo:color="#1e6a39" loext:opacity="100%" fo:font-weight="bold" style:font-weight-asian="bold" style:font-weight-complex="bold"/>
    </style:style>
    <style:style style:name="T8" style:family="text">
      <style:text-properties fo:color="#1e6a39" loext:opacity="100%" fo:font-weight="bold" fo:background-color="transparent" loext:char-shading-value="0" style:font-weight-asian="bold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background-color="transparent" loext:char-shading-value="0"/>
    </style:style>
    <style:style style:name="T12" style:family="text">
      <style:text-properties fo:color="#000000" loext:opacity="100%" fo:font-style="italic" style:font-style-asian="italic" style:font-style-complex="italic"/>
    </style:style>
    <style:style style:name="T13" style:family="text">
      <style:text-properties officeooo:rsid="00121153"/>
    </style:style>
    <style:style style:name="T14" style:family="text">
      <style:text-properties officeooo:rsid="0012b489"/>
    </style:style>
    <style:style style:name="T15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3">Факультет физико-математических и естественных наук</text:p>
      <text:p text:style-name="P3">Кафедра прикладной информатики и теории вероятносте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2">ОТЧЕТ </text:p>
      <text:p text:style-name="P12">ПО ЛАБОРАТОРНОЙ РАБОТЕ №1</text:p>
      <text:p text:style-name="P12"/>
      <text:p text:style-name="P2"><text:span text:style-name="T1">дисциплина</text:span>: Архитектура вычислительных систем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тудент: Лукина Ирина Олеговна</text:p>
      <text:p text:style-name="P6"><text:span text:style-name="T2"><text:s text:c="55"/></text:span><text:s text:c="5"/>Группа: НБИбд-04-22</text:p>
      <text:p text:style-name="P6"/>
      <text:p text:style-name="P9">МОСКВА</text:p>
      <text:p text:style-name="P7">20<text:span text:style-name="T3">22</text:span> г</text:p>
      <text:p text:style-name="P7"/>
      <text:p text:style-name="P7"/>
      <text:p text:style-name="P7"/>
      <text:p text:style-name="P8"><text:soft-page-break/><text:span text:style-name="T4">Цель работы: </text:span>Приобретение практических навыков работы с операционной системой на уровне командной строки (организация файловой системы, навигация по файловой системе, создание и удаление файлов и директорий).</text:p>
      <text:p text:style-name="P8"/>
      <text:p text:style-name="P8"/>
      <text:p text:style-name="P10">Ход работы:</text:p>
      <text:p text:style-name="P10"/>
      <text:p text:style-name="P10"/>
      <text:p text:style-name="P14"><text:span text:style-name="T15">1.3.1</text:span> </text:p>
      <text:p text:style-name="P14"/>
      <text:p text:style-name="P19">1) Открытие консоли. Убедившись, что она открыта в домашнем каталоге, узнаем полный путь к <text:span text:style-name="T6">нему </text:span>с помощью команды <text:span text:style-name="T8">pwd</text:span><text:span text:style-name="T11">:</text:span></text:p>
      <text:p text:style-name="P14"/>
      <text:p text:style-name="P15">рис1</text:p>
      <text:p text:style-name="P14"/>
      <text:p text:style-name="P14"/>
      <text:p text:style-name="P20">2)Переходим в подкаталог <text:span text:style-name="T5">Документы </text:span>через относительный путь с помощью команды <text:span text:style-name="T7">cd</text:span><text:span text:style-name="T9">:</text:span></text:p>
      <text:p text:style-name="P29"/>
      <text:p text:style-name="P30">рис2</text:p>
      <text:p text:style-name="P14"/>
      <text:p text:style-name="P14"/>
      <text:p text:style-name="P20">3)Переходим в каталог <text:span text:style-name="T5">local —</text:span> подкаталог <text:span text:style-name="T5">usr </text:span>через абсолютный путь:</text:p>
      <text:p text:style-name="P20"/>
      <text:p text:style-name="P15">рис3</text:p>
      <text:p text:style-name="P20"/>
      <text:p text:style-name="P20">4)<text:span text:style-name="T13">Переходим в </text:span><text:span text:style-name="T14">д</text:span><text:span text:style-name="T13">омашний каталог </text:span><text:span text:style-name="T14">и выводим список его файлов.</text:span></text:p>
      <text:p text:style-name="P16">Рис4</text:p>
      <text:p text:style-name="P16"/>
      <text:p text:style-name="P16"/>
      <text:p text:style-name="P16"/>
      <text:p text:style-name="P23">1.3.2</text:p>
      <text:p text:style-name="P16"/>
      <text:p text:style-name="P21">1) Введя команду <text:span text:style-name="T7">mkdir</text:span><text:span text:style-name="T10">,</text:span><text:span text:style-name="T9"> в</text:span> домашнем каталоге создаем подкаталог <text:span text:style-name="T5">parentdir. </text:span>Проверяем, что кон создан с помощью команды <text:span text:style-name="T7">ls</text:span><text:span text:style-name="T10">.</text:span></text:p>
      <text:p text:style-name="P21"><text:span text:style-name="T9">Затем в существующем каталоге создаем подкаталог </text:span><text:span text:style-name="T12">dir.</text:span></text:p>
      <text:p text:style-name="P22"/>
      <text:p text:style-name="P17">рис5</text:p>
      <text:p text:style-name="P20"/>
      <text:p text:style-name="P20"/>
      <text:p text:style-name="P22">2)При задании нескольких аргументов создается несколько каталогов</text:p>
      <text:p text:style-name="P17">рис6</text:p>
      <text:p text:style-name="P22"><text:soft-page-break/>3)Создаем отличный от текущего подкаталог <text:span text:style-name="T5">newdir</text:span> в каталоге.</text:p>
      <text:p text:style-name="P22">Проверяем его наличие.</text:p>
      <text:p text:style-name="P18">Рис7</text:p>
      <text:p text:style-name="P18"/>
      <text:p text:style-name="P27">4)В домашнем каталоге создаем последовательность вложенных каталогов <text:span text:style-name="T5">newdir/dir1/dir2.</text:span> Введенная опция parents (-p) позволила создать иерархическую цепочку подкаталогов, создавая все промежуточные каталоги.</text:p>
      <text:p text:style-name="P27"/>
      <text:p text:style-name="P26">Рис8</text:p>
      <text:p text:style-name="P26"/>
      <text:p text:style-name="P28">5)</text:p>
      <text:p text:style-name="P20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3:27.094412643</meta:creation-date>
    <dc:date>2022-09-29T16:20:50.965735772</dc:date>
    <meta:editing-duration>PT26M28S</meta:editing-duration>
    <meta:editing-cycles>6</meta:editing-cycles>
    <meta:generator>LibreOffice/7.3.4.2$Linux_X86_64 LibreOffice_project/30$Build-2</meta:generator>
    <meta:document-statistic meta:table-count="0" meta:image-count="0" meta:object-count="0" meta:page-count="3" meta:paragraph-count="33" meta:word-count="184" meta:character-count="1453" meta:non-whitespace-character-count="1239"/>
  </office:meta>
</office:document-meta>
</file>